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ext-properties fo:color="#800080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fo:color="#008000"/>
    </style:style>
    <style:style style:name="ce11" style:family="table-cell" style:parent-style-name="Default">
      <style:text-properties fo:color="#ff00ff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7" office:value-type="string">
            <text:p>/SHADE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Enables X outputs with level from HI/LO pin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string">
            <text:p>BOUTSH</text:p>
          </table:table-cell>
          <table:table-cell table:style-name="ce8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8" office:value-type="string">
            <text:p>BOUT0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8" office:value-type="string">
            <text:p>BOUT1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string">
            <text:p>BOUT2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8" office:value-type="string">
            <text:p>BOUT3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8" office:value-type="string">
            <text:p>BOUT4</text:p>
          </table:table-cell>
          <table:table-cell table:style-name="ce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8" office:value-type="string">
            <text:p>BIN1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8" office:value-type="string">
            <text:p>BIN0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7" office:value-type="string">
            <text:p>/GRAY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Converts input to greyscale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8" office:value-type="string">
            <text:p>BIN2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8" office:value-type="string">
            <text:p>BIN3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8" office:value-type="string">
            <text:p>BIN4</text:p>
          </table:table-cell>
          <table:table-cell table:style-name="ce8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9" office:value-type="string">
            <text:p>RIN0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string">
            <text:p>RIN1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9" office:value-type="string">
            <text:p>RIN2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9" office:value-type="string">
            <text:p>RIN3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9" office:value-type="string">
            <text:p>RIN4</text:p>
          </table:table-cell>
          <table:table-cell table:style-name="ce9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9" office:value-type="string">
            <text:p>ROUTSH</text:p>
          </table:table-cell>
          <table:table-cell table:style-name="ce9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9" office:value-type="string">
            <text:p>ROUT0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9" office:value-type="string">
            <text:p>ROUT1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9" office:value-type="string">
            <text:p>ROUT2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9" office:value-type="string">
            <text:p>ROUT3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9" office:value-type="string">
            <text:p>ROUT4</text:p>
          </table:table-cell>
          <table:table-cell table:style-name="ce9" office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10" office:value-type="string">
            <text:p>GOUT4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0" office:value-type="string">
            <text:p>GOUT3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10" office:value-type="string">
            <text:p>GOUT2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0" office:value-type="string">
            <text:p>GOUT1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10" office:value-type="string">
            <text:p>GOUT1</text:p>
          </table:table-cell>
          <table:table-cell table:style-name="ce10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0" office:value-type="string">
            <text:p>GOUTSH</text:p>
          </table:table-cell>
          <table:table-cell table:style-name="ce10" office:value-type="string">
            <text:p>BIDIR</text:p>
          </table:table-cell>
          <table:table-cell/>
          <table:table-cell office:value-type="string">
            <text:p>Shading output : float, low, or high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C</text:p>
          </table:table-cell>
          <table:table-cell table:number-columns-repeated="3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10" office:value-type="string">
            <text:p>GIN4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10" office:value-type="string">
            <text:p>GIN3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10" office:value-type="string">
            <text:p>GIN2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10" office:value-type="string">
            <text:p>GIN1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0" office:value-type="string">
            <text:p>GIN0</text:p>
          </table:table-cell>
          <table:table-cell table:style-name="ce10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11" office:value-type="string">
            <text:p>CLK</text:p>
          </table:table-cell>
          <table:table-cell table:style-name="ce11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7" office:value-type="string">
            <text:p>/BLANK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Resets all color inputs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7" office:value-type="string">
            <text:p>HI/LO</text:p>
          </table:table-cell>
          <table:table-cell table:style-name="ce7" office:value-type="string">
            <text:p>IN</text:p>
          </table:table-cell>
          <table:table-cell/>
          <table:table-cell office:value-type="string">
            <text:p>Used when /SHADE is active</text:p>
          </table:table-cell>
        </table:table-row>
        <table:table-row table:style-name="ro1" table:number-rows-repeated="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13/06/2020</text:date>, <text:time>23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6-13T23:05:56.04</dc:date>
    <meta:editing-duration>P1DT2H27M37S</meta:editing-duration>
    <meta:editing-cycles>21</meta:editing-cycles>
    <meta:generator>OpenOffice/4.1.7$Win32 OpenOffice.org_project/417m1$Build-9800</meta:generator>
    <meta:document-statistic meta:table-count="3" meta:cell-count="133" meta:object-count="0"/>
  </office:meta>
</office:document-meta>
</file>